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swiss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Helvetica" fo:font-size="15pt" style:text-underline-style="none" fo:font-weight="bold" officeooo:rsid="001a9e07" officeooo:paragraph-rsid="001a9e07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Helvetica" fo:font-size="15pt" style:text-underline-style="none" fo:font-weight="normal" officeooo:rsid="001f2313" officeooo:paragraph-rsid="001f2313" style:font-size-asian="15pt" style:font-weight-asian="normal" style:font-size-complex="15pt" style:font-weight-complex="normal"/>
    </style:style>
    <style:style style:name="T1" style:family="text">
      <style:text-properties officeooo:rsid="001b8d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did I implement <text:span text:style-name="T1">PHP</text:span> in my <text:span text:style-name="T1">last big</text:span> project?</text:p>
      <text:p text:style-name="P2"/>
      <text:p text:style-name="P2">The subject of the project was a Shop online, where the user could +++++++9999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swiss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s" fo:country="E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s" fo:country="E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family="Helvetica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2:11:28.408759547</meta:creation-date>
    <dc:date>2023-01-12T13:36:32.399778233</dc:date>
    <meta:editing-duration>PT34M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" meta:word-count="24" meta:character-count="126" meta:non-whitespace-character-count="104"/>
  </office:meta>
</office:document-meta>
</file>